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5.7cm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5.8cm"/>
    </style:style>
    <style:style style:name="gr5" style:family="graphic" style:parent-style-name="standard">
      <style:graphic-properties draw:textarea-horizontal-align="justify" draw:textarea-vertical-align="middle" draw:auto-grow-height="false" fo:min-height="3.65cm" fo:min-width="5.5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4cm" svg:height="3.1cm" svg:x="2.6cm" svg:y="2.1cm">
          <text:p text:style-name="P1">FRONT CC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cm" svg:height="3.4cm" svg:x="14.4cm" svg:y="2cm">
          <text:p text:style-name="P1">FRONT BILL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6.2cm" svg:height="3.2cm" svg:x="7.7cm" svg:y="23.2cm">
          <text:p text:style-name="P1">BILLING SOA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3cm" svg:height="3.8cm" svg:x="7.6cm" svg:y="16.9cm">
          <text:p text:style-name="P1">BILLING RES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6cm" svg:height="3.9cm" svg:x="7.7cm" svg:y="10.1cm">
          <text:p text:style-name="P1">CC BACKEN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5.4cm" svg:x2="10.7cm" svg:y2="10.1cm" draw:start-shape="id1" draw:start-glue-point="2" draw:end-shape="id2" draw:end-glue-point="0" svg:d="M17000 5400v2350h-6300v2350" svg:viewBox="0 0 6301 4701">
          <text:p/>
        </draw:connector>
        <draw:connector draw:style-name="gr6" draw:text-style-name="P1" draw:layer="layout" svg:x1="4.8cm" svg:y1="5.2cm" svg:x2="10.7cm" svg:y2="10.1cm" draw:start-shape="id3" draw:start-glue-point="2" draw:end-shape="id2" draw:end-glue-point="0" svg:d="M4800 5200v2450h5900v2450" svg:viewBox="0 0 5901 4901">
          <text:p/>
        </draw:connector>
        <draw:connector draw:style-name="gr6" draw:text-style-name="P1" draw:layer="layout" svg:x1="10.7cm" svg:y1="14cm" svg:x2="10.75cm" svg:y2="16.9cm" draw:start-shape="id2" draw:start-glue-point="2" draw:end-shape="id4" draw:end-glue-point="0" svg:d="M10700 14000v1450h50v1450" svg:viewBox="0 0 51 2901">
          <text:p/>
        </draw:connector>
        <draw:connector draw:style-name="gr6" draw:text-style-name="P1" draw:layer="layout" svg:x1="10.75cm" svg:y1="20.7cm" svg:x2="10.8cm" svg:y2="23.2cm" draw:start-shape="id4" draw:start-glue-point="2" draw:end-shape="id5" draw:end-glue-point="0" svg:d="M10750 20700v1250h50v1250" svg:viewBox="0 0 5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20:23:17.234519264</meta:creation-date>
    <dc:date>2018-05-09T20:28:04.884944687</dc:date>
    <meta:editing-duration>PT4M48S</meta:editing-duration>
    <meta:editing-cycles>1</meta:editing-cycles>
    <meta:document-statistic meta:object-count="9"/>
    <meta:generator>LibreOffice/6.0.3.2$Linux_X86_64 LibreOffice_project/00$Build-2</meta:generator>
  </office:meta>
</office:document-meta>
</file>